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ext-properties fo:color="#999999" style:text-outline="false" style:text-line-through-style="none" style:text-line-through-type="none" style:font-name="Droid Sans Mono" fo:font-size="10.5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ZFOURGE ID</text:p>
          </table:table-cell>
          <table:table-cell office:value-type="string" calcext:value-type="string">
            <text:p>M/NM (1/0)</text:p>
          </table:table-cell>
          <table:table-cell table:style-name="Default" office:value-type="string" calcext:value-type="string">
            <text:p>DeepMerge</text:p>
          </table:table-cell>
          <table:table-cell office:value-type="string" calcext:value-type="string">
            <text:p>GM 180</text:p>
          </table:table-cell>
          <table:table-cell office:value-type="string" calcext:value-type="string">
            <text:p>GM 210</text:p>
          </table:table-cell>
          <table:table-cell office:value-type="string" calcext:value-type="string">
            <text:p>GMO3</text:p>
          </table:table-cell>
          <table:table-cell/>
          <table:table-cell office:value-type="string" calcext:value-type="string">
            <text:p>EELG Merger Fraction</text:p>
          </table:table-cell>
          <table:table-cell/>
          <table:table-cell table:style-name="ce3" office:value-type="float" office:value="8366" calcext:value-type="float">
            <text:p>836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8366" calcext:value-type="float">
            <text:p>8366</text:p>
          </table:table-cell>
          <table:table-cell table:number-columns-repeated="2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K1:.K17])/17*100" office:value-type="float" office:value="64.7058823529412" calcext:value-type="float">
            <text:p>64.7058823529412</text:p>
          </table:table-cell>
          <table:table-cell/>
          <table:table-cell table:style-name="ce3" office:value-type="float" office:value="9048" calcext:value-type="float">
            <text:p>904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9048" calcext:value-type="float">
            <text:p>9048</text:p>
          </table:table-cell>
          <table:table-cell table:number-columns-repeated="2"/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9101" calcext:value-type="float">
            <text:p>910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9101" calcext:value-type="float">
            <text:p>9101</text:p>
          </table:table-cell>
          <table:table-cell table:number-columns-repeated="2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0050" calcext:value-type="float">
            <text:p>1005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0050" calcext:value-type="float">
            <text:p>10050</text:p>
          </table:table-cell>
          <table:table-cell table:number-columns-repeated="2"/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0685" calcext:value-type="float">
            <text:p>1068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0685" calcext:value-type="float">
            <text:p>10685</text:p>
          </table:table-cell>
          <table:table-cell table:number-columns-repeated="2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1172" calcext:value-type="float">
            <text:p>1117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1172" calcext:value-type="float">
            <text:p>11172</text:p>
          </table:table-cell>
          <table:table-cell table:number-columns-repeated="2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2293" calcext:value-type="float">
            <text:p>1229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2293" calcext:value-type="float">
            <text:p>12293</text:p>
          </table:table-cell>
          <table:table-cell table:number-columns-repeated="2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2552" calcext:value-type="float">
            <text:p>1255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2552" calcext:value-type="float">
            <text:p>12552</text:p>
          </table:table-cell>
          <table:table-cell table:number-columns-repeated="2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2856" calcext:value-type="float">
            <text:p>1285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2856" calcext:value-type="float">
            <text:p>12856</text:p>
          </table:table-cell>
          <table:table-cell table:number-columns-repeated="2"/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2903" calcext:value-type="float">
            <text:p>1290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2903" calcext:value-type="float">
            <text:p>12903</text:p>
          </table:table-cell>
          <table:table-cell table:number-columns-repeated="2"/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3406" calcext:value-type="float">
            <text:p>1340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3406" calcext:value-type="float">
            <text:p>13406</text:p>
          </table:table-cell>
          <table:table-cell table:number-columns-repeated="2"/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4310" calcext:value-type="float">
            <text:p>1431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4310" calcext:value-type="float">
            <text:p>14310</text:p>
          </table:table-cell>
          <table:table-cell table:number-columns-repeated="2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5782" calcext:value-type="float">
            <text:p>1578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5782" calcext:value-type="float">
            <text:p>15782</text:p>
          </table:table-cell>
          <table:table-cell table:number-columns-repeated="2"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6392" calcext:value-type="float">
            <text:p>1639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6392" calcext:value-type="float">
            <text:p>16392</text:p>
          </table:table-cell>
          <table:table-cell table:number-columns-repeated="2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8542" calcext:value-type="float">
            <text:p>1854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18542" calcext:value-type="float">
            <text:p>18542</text:p>
          </table:table-cell>
          <table:table-cell table:number-columns-repeated="2"/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1027" calcext:value-type="float">
            <text:p>2102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21027" calcext:value-type="float">
            <text:p>21027</text:p>
          </table:table-cell>
          <table:table-cell table:number-columns-repeated="2"/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2136" calcext:value-type="float">
            <text:p>2213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ELG</text:p>
          </table:table-cell>
          <table:table-cell table:style-name="ce5" office:value-type="float" office:value="22136" calcext:value-type="float">
            <text:p>22136</text:p>
          </table:table-cell>
          <table:table-cell table:number-columns-repeated="2"/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DeepMerge EELG MF: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5/17*100" office:value-type="float" office:value="29.4117647058824" calcext:value-type="float">
            <text:p>29.4117647058824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8366" calcext:value-type="float">
            <text:p>8366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ontrol Merger Fraction: </text:p>
          </table:table-cell>
          <table:table-cell table:number-columns-repeated="6"/>
          <table:table-cell office:value-type="string" calcext:value-type="string">
            <text:p>DeepMerge Contr MF:</text:p>
          </table:table-cell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SUM([.B2:.B162])-SUM([.K1:.K17]))/144*100" office:value-type="float" office:value="45.1388888888889" calcext:value-type="float">
            <text:p>45.1388888888889</text:p>
          </table:table-cell>
          <table:table-cell table:number-columns-repeated="6"/>
          <table:table-cell table:formula="of:=(SUM([.C2:.C162])-5)/144*100" office:value-type="float" office:value="53.4722222222222" calcext:value-type="float">
            <text:p>53.4722222222222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180 EELG MF: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formula="of:=SUM([.D21];[.D28];[.D30];[.D40];[.D78];[.D83];[.D85];[.D88];[.D93];[.D103];[.D108];[.D125];[.D153])/17*100" office:value-type="float" office:value="76.4705882352941" calcext:value-type="float">
            <text:p>76.4705882352941</text:p>
          </table:table-cell>
        </table:table-row>
        <table:table-row table:style-name="ro1">
          <table:table-cell table:style-name="ce1" office:value-type="float" office:value="9048" calcext:value-type="float">
            <text:p>9048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180 Contr MF:</text:p>
          </table:table-cell>
        </table:table-row>
        <table:table-row table:style-name="ro1">
          <table:table-cell table:style-name="ce1" office:value-type="float" office:value="9101" calcext:value-type="float">
            <text:p>910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/>
          <table:table-cell table:formula="of:=(SUM([.D2:.D162])-SUM([.D21];[.D28];[.D30];[.D40];[.D78];[.D83];[.D85];[.D88];[.D93];[.D103];[.D108];[.D125];[.D153]))/144*100" office:value-type="float" office:value="21.5277777777778" calcext:value-type="float">
            <text:p>21.5277777777778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12" office:value-type="string" calcext:value-type="string">
            <text:p>210 EELG MF: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E21];[.E28];[.E30];[.E40];[.E52];[.E61];[.E72];[.E78];[.E83];[.E85];[.E88];[.E93];[.E103];[.E108];[.E125];[.E145];[.E153])/17*100" office:value-type="float" office:value="70.5882352941177" calcext:value-type="float">
            <text:p>70.5882352941177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210 Contr MF:</text:p>
          </table:table-cell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formula="of:=(SUM([.E2:.E162])-SUM([.E21];[.E28];[.E30];[.E40];[.E52];[.E61];[.E72];[.E78];[.E83];[.E85];[.E88];[.E93];[.E103];[.E108];[.E125];[.E145];[.E153]))/144*100" office:value-type="float" office:value="27.0833333333333" calcext:value-type="float">
            <text:p>27.0833333333333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017" calcext:value-type="float">
            <text:p>1001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float" office:value="10050" calcext:value-type="float">
            <text:p>1005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O3 EELG MF: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F21];[.F28];[.F30];[.F40];[.F52];[.F61];[.F72];[.F78];[.F83];[.F85];[.F88];[.F93];[.F103];[.F108];[.F125];[.F145];[.F153])/17*100" office:value-type="float" office:value="70.5882352941177" calcext:value-type="float">
            <text:p>70.5882352941177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24" calcext:value-type="float">
            <text:p>102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O3 Contr MF: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formula="of:=(SUM([.F2:.F162])-SUM([.F21];[.F28];[.F30];[.F40];[.F52];[.F61];[.F72];[.F78];[.F83];[.F85];[.F88];[.F93];[.F103];[.F108];[.F125];[.F145];[.F153]))/144*10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Av GM EELF MF: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formula="of:=AVERAGE([.O27];[.O34];[.O41])" office:value-type="float" office:value="72.5490196078431" calcext:value-type="float">
            <text:p>72.5490196078431</text:p>
          </table:table-cell>
        </table:table-row>
        <table:table-row table:style-name="ro1">
          <table:table-cell office:value-type="float" office:value="10415" calcext:value-type="float">
            <text:p>10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12" office:value-type="string" calcext:value-type="string">
            <text:p>Av GM Contr MF:</text:p>
          </table:table-cell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formula="of:=AVERAGE([.O30];[.O37];[.O44])" office:value-type="float" office:value="24.537037037037" calcext:value-type="float">
            <text:p>24.537037037037</text:p>
          </table:table-cell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0685" calcext:value-type="float">
            <text:p>10685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804" calcext:value-type="float">
            <text:p>108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34" calcext:value-type="float">
            <text:p>108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26" calcext:value-type="float">
            <text:p>109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30" calcext:value-type="float">
            <text:p>109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72" calcext:value-type="float">
            <text:p>109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67" calcext:value-type="float">
            <text:p>11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float" office:value="11172" calcext:value-type="float">
            <text:p>11172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81" calcext:value-type="float">
            <text:p>1118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18" calcext:value-type="float">
            <text:p>11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03" calcext:value-type="float">
            <text:p>1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14" calcext:value-type="float">
            <text:p>117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85" calcext:value-type="float">
            <text:p>11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047" calcext:value-type="float">
            <text:p>120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87" calcext:value-type="float">
            <text:p>12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2293" calcext:value-type="float">
            <text:p>1229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307" calcext:value-type="float">
            <text:p>12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18" calcext:value-type="float">
            <text:p>124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422" calcext:value-type="float">
            <text:p>124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2552" calcext:value-type="float">
            <text:p>12552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628" calcext:value-type="float">
            <text:p>126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61" calcext:value-type="float">
            <text:p>127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768" calcext:value-type="float">
            <text:p>127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811" calcext:value-type="float">
            <text:p>12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2856" calcext:value-type="float">
            <text:p>12856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898" calcext:value-type="float">
            <text:p>128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2903" calcext:value-type="float">
            <text:p>12903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958" calcext:value-type="float">
            <text:p>129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3406" calcext:value-type="float">
            <text:p>13406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39" calcext:value-type="float">
            <text:p>13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54" calcext:value-type="float">
            <text:p>13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4310" calcext:value-type="float">
            <text:p>1431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339" calcext:value-type="float">
            <text:p>143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67" calcext:value-type="float">
            <text:p>14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672" calcext:value-type="float">
            <text:p>14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733" calcext:value-type="float">
            <text:p>147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97" calcext:value-type="float">
            <text:p>150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11" calcext:value-type="float">
            <text:p>15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56" calcext:value-type="float">
            <text:p>152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01" calcext:value-type="float">
            <text:p>154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5782" calcext:value-type="float">
            <text:p>15782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870" calcext:value-type="float">
            <text:p>158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81" calcext:value-type="float">
            <text:p>158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902" calcext:value-type="float">
            <text:p>159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16392" calcext:value-type="float">
            <text:p>16392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476" calcext:value-type="float">
            <text:p>16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07" calcext:value-type="float">
            <text:p>165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27" calcext:value-type="float">
            <text:p>16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17" calcext:value-type="float">
            <text:p>1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335" calcext:value-type="float">
            <text:p>173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19" calcext:value-type="float">
            <text:p>17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22" calcext:value-type="float">
            <text:p>177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04" calcext:value-type="float">
            <text:p>178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10" calcext:value-type="float">
            <text:p>178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29" calcext:value-type="float">
            <text:p>178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332" calcext:value-type="float">
            <text:p>18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59" calcext:value-type="float">
            <text:p>184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14" calcext:value-type="float">
            <text:p>185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float" office:value="18542" calcext:value-type="float">
            <text:p>18542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645" calcext:value-type="float">
            <text:p>186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49" calcext:value-type="float">
            <text:p>186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91" calcext:value-type="float">
            <text:p>186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742" calcext:value-type="float">
            <text:p>1874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856" calcext:value-type="float">
            <text:p>1885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72" calcext:value-type="float">
            <text:p>19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86" calcext:value-type="float">
            <text:p>19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10" calcext:value-type="float">
            <text:p>193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417" calcext:value-type="float">
            <text:p>19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59" calcext:value-type="float">
            <text:p>194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91" calcext:value-type="float">
            <text:p>194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21" calcext:value-type="float">
            <text:p>196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62" calcext:value-type="float">
            <text:p>19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96" calcext:value-type="float">
            <text:p>197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63" calcext:value-type="float">
            <text:p>198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85" calcext:value-type="float">
            <text:p>1998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257" calcext:value-type="float">
            <text:p>202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35" calcext:value-type="float">
            <text:p>209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float" office:value="21027" calcext:value-type="float">
            <text:p>21027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97" calcext:value-type="float">
            <text:p>21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03" calcext:value-type="float">
            <text:p>2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31" calcext:value-type="float">
            <text:p>217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59" calcext:value-type="float">
            <text:p>21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62" calcext:value-type="float">
            <text:p>21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float" office:value="22136" calcext:value-type="float">
            <text:p>22136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590" calcext:value-type="float">
            <text:p>2259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771" calcext:value-type="float">
            <text:p>227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19" calcext:value-type="float">
            <text:p>22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68" calcext:value-type="float">
            <text:p>23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85" calcext:value-type="float">
            <text:p>231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88" calcext:value-type="float">
            <text:p>234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33" calcext:value-type="float">
            <text:p>23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98" calcext:value-type="float">
            <text:p>238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4:57:27.438567239</meta:creation-date>
    <dc:date>2025-01-31T19:52:33.263509664</dc:date>
    <meta:editing-duration>PT2H6M19S</meta:editing-duration>
    <meta:editing-cycles>4</meta:editing-cycles>
    <meta:generator>LibreOffice/7.3.7.2$Linux_X86_64 LibreOffice_project/30$Build-2</meta:generator>
    <meta:document-statistic meta:table-count="1" meta:cell-count="1064" meta:object-count="0"/>
  </office:meta>
</office:document-meta>
</file>